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6d6d" draw:textarea-horizontal-align="justify" draw:textarea-vertical-align="middle" draw:auto-grow-height="false" fo:min-height="0.648cm" fo:min-width="1.65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ff6d6d" draw:textarea-horizontal-align="justify" draw:textarea-vertical-align="middle" draw:auto-grow-height="false" fo:min-height="0.568cm" fo:min-width="1.869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568cm" fo:min-width="1.913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ff6d6d" draw:textarea-horizontal-align="justify" draw:textarea-vertical-align="middle" draw:auto-grow-height="false" fo:min-height="0.568cm" fo:min-width="1.857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568cm" fo:min-width="1.879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568cm" fo:min-width="1.766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48cm" fo:min-width="1.656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ff6d6d" draw:textarea-horizontal-align="justify" draw:textarea-vertical-align="middle" draw:auto-grow-height="false" fo:min-height="0.568cm" fo:min-width="1.845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568cm" fo:min-width="1.967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568cm" fo:min-width="3.113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6d6d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1.27cm" svg:x="9.143cm" svg:y="4.429cm">
          <text:p text:style-name="P1">7,fur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461cm" svg:height="1.27cm" svg:x="-0.27cm" svg:y="7.429cm">
          <text:p text:style-name="P1">1,squeak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3.525cm" svg:height="1.27cm" svg:x="-4.334cm" svg:y="10.429cm">
          <text:p text:style-name="P1">0,a m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3.048cm" svg:height="1.27cm" svg:x="4.143cm" svg:y="10.429cm">
          <text:p text:style-name="P1">5,biped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" draw:id="id13" draw:layer="layout" svg:width="3.445cm" svg:height="1.27cm" svg:x="0.746cm" svg:y="13.429cm">
          <text:p text:style-name="P1">3,reclus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4" draw:id="id14" draw:layer="layout" svg:width="3.477cm" svg:height="1.27cm" svg:x="-1.286cm" svg:y="16.429cm">
          <text:p text:style-name="P1">2,a bigf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5" draw:id="id15" draw:layer="layout" svg:width="3.318cm" svg:height="1.27cm" svg:x="3.143cm" svg:y="16.429cm">
          <text:p text:style-name="P1">4,a hum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1" draw:id="id11" draw:layer="layout" svg:width="3.048cm" svg:height="1.27cm" svg:x="7.143cm" svg:y="13.429cm">
          <text:p text:style-name="P1">6,a d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" draw:id="id3" draw:layer="layout" svg:width="3.427cm" svg:height="1.27cm" svg:x="17.764cm" svg:y="7.429cm">
          <text:p text:style-name="P1">13,aquat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048cm" svg:height="1.27cm" svg:x="14.143cm" svg:y="10.429cm">
          <text:p text:style-name="P1">11,legg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" draw:id="id5" draw:layer="layout" svg:width="3.601cm" svg:height="1.27cm" svg:x="21.59cm" svg:y="10.429cm">
          <text:p text:style-name="P1">14,a sna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3.048cm" svg:height="1.27cm" svg:x="11.143cm" svg:y="13.429cm">
          <text:p text:style-name="P1">9,shel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6" draw:id="id6" draw:layer="layout" svg:width="3.048cm" svg:height="1.27cm" svg:x="17.143cm" svg:y="13.429cm">
          <text:p text:style-name="P1">12,a fi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8" draw:id="id8" draw:layer="layout" svg:width="3.048cm" svg:height="1.27cm" svg:x="9.143cm" svg:y="16.429cm">
          <text:p text:style-name="P1">8,a cra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9" draw:id="id9" draw:layer="layout" svg:width="5.221cm" svg:height="1.27cm" svg:x="12.543cm" svg:y="16.429cm">
          <text:p text:style-name="P1">10,a salama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s" svg:x1="10.667cm" svg:y1="5.699cm" svg:x2="1.461cm" svg:y2="7.429cm" draw:start-shape="id1" draw:start-glue-point="8" draw:end-shape="id2" draw:end-glue-point="4" svg:d="M10667 5699v541l-9206 648v541" svg:viewBox="0 0 9207 1731">
          <text:p text:style-name="P1">Yes</text:p>
          <text:p text:style-name="P1"/>
        </draw:connector>
        <draw:connector draw:style-name="gr11" draw:text-style-name="P3" draw:layer="layout" draw:type="lines" svg:x1="10.667cm" svg:y1="5.699cm" svg:x2="19.478cm" svg:y2="7.429cm" draw:start-shape="id1" draw:start-glue-point="8" draw:end-shape="id3" draw:end-glue-point="4" svg:d="M10667 5699v541l8811 648v541" svg:viewBox="0 0 8812 1731">
          <text:p text:style-name="P1">No</text:p>
          <text:p text:style-name="P1"/>
        </draw:connector>
        <draw:connector draw:style-name="gr11" draw:text-style-name="P3" draw:layer="layout" draw:type="lines" svg:x1="19.478cm" svg:y1="8.699cm" svg:x2="15.667cm" svg:y2="10.429cm" draw:start-shape="id3" draw:start-glue-point="8" draw:end-shape="id4" draw:end-glue-point="4" svg:d="M19478 8699v541l-3811 648v541" svg:viewBox="0 0 3812 1731">
          <text:p text:style-name="P1">Yes</text:p>
          <text:p text:style-name="P1"/>
        </draw:connector>
        <draw:connector draw:style-name="gr11" draw:text-style-name="P3" draw:layer="layout" draw:type="lines" svg:x1="19.478cm" svg:y1="8.699cm" svg:x2="23.39cm" svg:y2="10.429cm" draw:start-shape="id3" draw:start-glue-point="8" draw:end-shape="id5" draw:end-glue-point="4" svg:d="M19478 8699v541l3912 648v541" svg:viewBox="0 0 3913 1731">
          <text:p text:style-name="P1">No</text:p>
          <text:p text:style-name="P1"/>
        </draw:connector>
        <draw:connector draw:style-name="gr11" draw:text-style-name="P3" draw:layer="layout" draw:type="lines" svg:x1="15.667cm" svg:y1="11.699cm" svg:x2="18.667cm" svg:y2="13.429cm" draw:start-shape="id4" draw:start-glue-point="8" draw:end-shape="id6" draw:end-glue-point="4" svg:d="M15667 11699v541l3000 648v541" svg:viewBox="0 0 3001 1731">
          <text:p text:style-name="P1">No</text:p>
          <text:p text:style-name="P1"/>
        </draw:connector>
        <draw:connector draw:style-name="gr11" draw:text-style-name="P3" draw:layer="layout" draw:type="lines" svg:x1="15.667cm" svg:y1="11.699cm" svg:x2="12.667cm" svg:y2="13.429cm" draw:start-shape="id4" draw:start-glue-point="8" draw:end-shape="id7" draw:end-glue-point="4" svg:d="M15667 11699v541l-3000 648v541" svg:viewBox="0 0 3001 1731">
          <text:p text:style-name="P1">Yes</text:p>
          <text:p text:style-name="P1"/>
        </draw:connector>
        <draw:connector draw:style-name="gr11" draw:text-style-name="P3" draw:layer="layout" draw:type="lines" svg:x1="12.667cm" svg:y1="14.699cm" svg:x2="10.667cm" svg:y2="16.429cm" draw:start-shape="id7" draw:start-glue-point="8" draw:end-shape="id8" draw:end-glue-point="4" svg:d="M12667 14699v541l-2000 648v541" svg:viewBox="0 0 2001 1731">
          <text:p text:style-name="P1">Y</text:p>
          <text:p text:style-name="P1"/>
        </draw:connector>
        <draw:connector draw:style-name="gr11" draw:text-style-name="P3" draw:layer="layout" draw:type="lines" svg:x1="12.667cm" svg:y1="14.699cm" svg:x2="15.154cm" svg:y2="16.429cm" draw:start-shape="id7" draw:start-glue-point="8" draw:end-shape="id9" draw:end-glue-point="4" svg:d="M12667 14699v541l2487 648v541" svg:viewBox="0 0 2488 1731">
          <text:p text:style-name="P1">N</text:p>
          <text:p text:style-name="P1"/>
        </draw:connector>
        <draw:connector draw:style-name="gr11" draw:text-style-name="P3" draw:layer="layout" draw:type="lines" svg:x1="5.667cm" svg:y1="11.699cm" svg:x2="8.667cm" svg:y2="13.429cm" draw:start-shape="id10" draw:start-glue-point="8" draw:end-shape="id11" draw:end-glue-point="4" svg:d="M5667 11699v541l3000 648v541" svg:viewBox="0 0 3001 1731">
          <text:p text:style-name="P1">No</text:p>
          <text:p text:style-name="P1"/>
        </draw:connector>
        <draw:connector draw:style-name="gr11" draw:text-style-name="P3" draw:layer="layout" draw:type="lines" svg:x1="1.461cm" svg:y1="8.699cm" svg:x2="-2.571cm" svg:y2="10.429cm" draw:start-shape="id2" draw:start-glue-point="8" draw:end-shape="id12" draw:end-glue-point="4" svg:d="M1461 8699v541l-4032 648v541" svg:viewBox="0 0 4033 1731">
          <text:p text:style-name="P1">Yes</text:p>
          <text:p text:style-name="P1"/>
        </draw:connector>
        <draw:connector draw:style-name="gr11" draw:text-style-name="P3" draw:layer="layout" draw:type="lines" svg:x1="1.461cm" svg:y1="8.699cm" svg:x2="5.667cm" svg:y2="10.429cm" draw:start-shape="id2" draw:start-glue-point="8" draw:end-shape="id10" draw:end-glue-point="4" svg:d="M1461 8699v541l4206 648v541" svg:viewBox="0 0 4207 1731">
          <text:p text:style-name="P1">No</text:p>
          <text:p text:style-name="P1"/>
        </draw:connector>
        <draw:connector draw:style-name="gr11" draw:text-style-name="P3" draw:layer="layout" draw:type="lines" svg:x1="5.667cm" svg:y1="11.699cm" svg:x2="2.469cm" svg:y2="13.429cm" draw:start-shape="id10" draw:start-glue-point="8" draw:end-shape="id13" draw:end-glue-point="4" svg:d="M5667 11699v541l-3198 648v541" svg:viewBox="0 0 3199 1731">
          <text:p text:style-name="P1">Yes</text:p>
          <text:p text:style-name="P1"/>
        </draw:connector>
        <draw:connector draw:style-name="gr11" draw:text-style-name="P3" draw:layer="layout" draw:type="lines" svg:x1="2.469cm" svg:y1="14.699cm" svg:x2="0.452cm" svg:y2="16.429cm" draw:start-shape="id13" draw:start-glue-point="8" draw:end-shape="id14" draw:end-glue-point="4" svg:d="M2469 14699v541l-2017 648v541" svg:viewBox="0 0 2018 1731">
          <text:p text:style-name="P1">Y</text:p>
          <text:p text:style-name="P1"/>
        </draw:connector>
        <draw:connector draw:style-name="gr11" draw:text-style-name="P3" draw:layer="layout" draw:type="lines" svg:x1="2.469cm" svg:y1="14.699cm" svg:x2="4.802cm" svg:y2="16.429cm" draw:start-shape="id13" draw:start-glue-point="8" draw:end-shape="id15" draw:end-glue-point="4" svg:d="M2469 14699v541l2333 648v541" svg:viewBox="0 0 2334 1731">
          <text:p text:style-name="P1">N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8T05:07:34.081341317</meta:creation-date>
    <dc:date>2019-10-08T08:39:07.695336153</dc:date>
    <meta:editing-duration>PT3H10M</meta:editing-duration>
    <meta:editing-cycles>1</meta:editing-cycles>
    <meta:document-statistic meta:object-count="29"/>
    <meta:generator>LibreOffice/6.2.7.1$Linux_X86_64 LibreOffice_project/20$Build-1</meta:generator>
  </office:meta>
</office:document-meta>
</file>